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.setChildSet( Set &lt; Child &gt; child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setParent( 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getChil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ValidatorAdapterTests.testApplyMessageSourceResolvableToStringArgumentValueWithAlwaysUseMessag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hild.setAge(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ValidatorAdapterTests.setupSpringValidato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eValidator.isValid( Object value , ConstraintValidato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WithMapEntryConstraint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ValidatorAdapterTests.testNoStringArgume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e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setChildList( List &lt; Child &gt; chil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ValidatorAdapterTests.testMapValue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an.setConfirmPassword( String confirm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ValidatorAdapterTests.testWit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ValidatorAdapterTests.test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ValidatorAdapterTests.testMapEntry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ValidatorAdapterTests.testApplyMessageSourceResolvableToStringArgumentValueWithResolvedLogical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ringValidatorAdapterTests.createChildren( 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ValidatorAdapterTests.testWit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ValidatorAdapterTests.testApplyMessageSourceResolvableToStringArgumentValueWithUnresolvedLogical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Bean.setConfirmEmail( String confirm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thingValidator.isValid( Object value , ConstraintValidator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il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Confirm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thingValidator.initialize( AnythingValid constraint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Bean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ValidatorAdapterTests.testPatter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ild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MapEntryConstraint.setProperty( Map &lt; String , String &gt;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ValidatorAdapterTests.testListElement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Bean.getConfirm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Validator.initialize( Same constraint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WithListElementConstraint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getChil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ListElementConstraint.setProperty( List &lt; String &gt;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